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3" style:family="paragraph" style:parent-style-name="Standard">
      <style:paragraph-properties fo:line-height="200%" fo:text-align="center" style:justify-single-word="false"/>
      <style:text-properties officeooo:paragraph-rsid="0025bfdd"/>
    </style:style>
    <style:style style:name="P4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5b2b4"/>
    </style:style>
    <style:style style:name="P5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officeooo:paragraph-rsid="0025bfdd"/>
    </style:style>
    <style:style style:name="P6" style:family="paragraph" style:parent-style-name="Text_20_body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549fcc" officeooo:paragraph-rsid="005672a8" style:font-name-asian="Noto Serif CJK SC" style:font-size-asian="12pt" style:font-weight-asian="normal" style:font-name-complex="Times New Roman1" style:font-size-complex="12pt" style:font-weight-complex="normal"/>
    </style:style>
    <style:style style:name="P7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59fabd" officeooo:paragraph-rsid="0059fabd" style:font-name-asian="Noto Serif CJK SC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line-height="200%" fo:text-align="start" style:justify-single-word="false" fo:break-before="page"/>
      <style:text-properties officeooo:paragraph-rsid="00580753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0580753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b2b4" style:font-name-complex="Times New Roman1"/>
    </style:style>
    <style:style style:name="T3" style:family="text">
      <style:text-properties style:font-name="Times New Roman" officeooo:rsid="0025bfdd" style:font-name-complex="Times New Roman1"/>
    </style:style>
    <style:style style:name="T4" style:family="text">
      <style:text-properties style:font-name="Times New Roman" officeooo:rsid="0033f13e" style:font-name-complex="Times New Roman1"/>
    </style:style>
    <style:style style:name="T5" style:family="text">
      <style:text-properties style:font-name="Times New Roman" officeooo:rsid="0059fabd" style:font-name-complex="Times New Roman1"/>
    </style:style>
    <style:style style:name="T6" style:family="text">
      <style:text-properties style:font-name="Times New Roman" fo:font-size="12pt" officeooo:rsid="0058b2a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5b5bf6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5be44d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5d26ae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normal" officeooo:rsid="00549fcc" style:font-name-asian="Noto Serif CJK SC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5672a8" style:font-name-asian="Noto Serif CJK SC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59fabd" style:font-name-asian="Noto Serif CJK SC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549fcc"/>
    </style:style>
    <style:style style:name="T14" style:family="text">
      <style:text-properties officeooo:rsid="005be44d"/>
    </style:style>
    <style:style style:name="T15" style:family="text">
      <style:text-properties officeooo:rsid="005d26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1"><text:span text:style-name="T12">1</text:span><text:span text:style-name="T11">-</text:span><text:span text:style-name="T12">4</text:span><text:span text:style-name="T11"> </text:span><text:span text:style-name="T10">Journal</text:span></text:h>
      <text:h text:style-name="P7" text:outline-level="1"><text:span text:style-name="T13">P</text:span>roject Planning</text:h>
      <text:p text:style-name="P6"/>
      <text:p text:style-name="P1">Michael Surdek</text:p>
      <text:p text:style-name="P1">Southern New Hampshire University</text:p>
      <text:p text:style-name="P4"><text:span text:style-name="T3">DAT</text:span><text:span text:style-name="T1"> 6</text:span><text:span text:style-name="T5">9</text:span><text:span text:style-name="T2">0</text:span><text:span text:style-name="T1">: </text:span><text:span text:style-name="T5">Capstone in </text:span><text:span text:style-name="T4">Data </text:span><text:span text:style-name="T3">A</text:span><text:span text:style-name="T4">nalytics</text:span></text:p>
      <text:p text:style-name="P3"><text:span text:style-name="T3">Professor </text:span><text:span text:style-name="T5">Arman Kanooni</text:span></text:p>
      <text:p text:style-name="P2"><text:span text:style-name="T5">August 28</text:span><text:span text:style-name="T1">, 202</text:span><text:span text:style-name="T4">2</text:span></text:p>
      <text:p text:style-name="P8"><text:span text:style-name="T6"><text:tab/></text:span><text:span text:style-name="T7">After reading the capstone project guidelines and overview, I have decided to address customer churn, which is the same business problem that I worked on in DAT 650. The alternative would be to use the same data but pivot to predicting customer revenue, but I made significant progress using a random forest model to understand factors that are associated with a higher likelihood of attrition and I had ideas for improvements that I have not yet implemented. I believe that I will be able to produce a high quality project if I continue down the path that I </text:span><text:span text:style-name="T8">pursued</text:span><text:span text:style-name="T7"> in the last course.</text:span></text:p>
      <text:p text:style-name="P9"><text:span text:style-name="T7"><text:tab/></text:span><text:span text:style-name="T8">I am excited to use my knowledge and foundation from the pilot project and enhance the predictive performance with a less black box logistic regression model. To do this, it will be necessary to further engineer and reduce the features that go into the model. Additionally, I hope to improve the analysis and distribution of descriptive statistics that GE could utilize to better understand and address customer churn. To accomplish both of these goals, I plan to program the model and recurring analysis in R. Our program has helped us develop skills with R, and the reproducibility that programming provides will ideally be like deploying a model in the real world.</text:span></text:p>
      <text:p text:style-name="P9"><text:span text:style-name="T8"><text:tab/>As we are not even one week into the capstone course, there are some challenges that I </text:span><text:span text:style-name="T9">currently </text:span><text:span text:style-name="T8"><text:s/>anticipate, including reaching the expected predictive performance and developing a comprehensive story of the entire project for the final presentation. I believe that I may struggle putting a presentation together and producing a recording that captures everything I wish to show, however I </text:span><text:span text:style-name="T9">am confident </text:span><text:span text:style-name="T8">that the next 8 weeks are structured so that I will make steady progress and find myself with a final capstone project that I am proud of and that demonstrates the abilities that I have developed throughout this data anlytics progra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2-08-28T20:46:45.805242226</dc:date>
    <meta:editing-duration>PT3H22M3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340" meta:character-count="2041" meta:non-whitespace-character-count="1707"/>
  </office:meta>
</office:document-meta>
</file>